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stellen eines neuen Parsers für iDocIt!</text:h>
      <text:p text:style-name="Standard"/>
      <text:list xml:id="list36106300" text:style-name="L1">
        <text:list-item>
          <text:p text:style-name="P1">In Eclipse ein neues Plug-in Projekt mit dem Name <text:span text:style-name="T1">de.akra.idocit.myName</text:span> anlegen</text:p>
          <text:list>
            <text:list-item>
              <text:p text:style-name="P1">kein Rich Client Application (RCP) → Option im Assistenten deaktivieren</text:p>
            </text:list-item>
            <text:list-item>
              <text:p text:style-name="P1">Activator wird auch nicht benötigt → Option im Assistenten deaktivieren<text:line-break/></text:p>
            </text:list-item>
          </text:list>
        </text:list-item>
        <text:list-item>
          <text:p text:style-name="P1">im src Ordner folgende Packages anlegen:</text:p>
          <text:list>
            <text:list-item>
              <text:p text:style-name="P1">de.akra.idocit.<text:span text:style-name="T1">myName</text:span>.services</text:p>
            </text:list-item>
            <text:list-item>
              <text:p text:style-name="P1">de.akra.idocit.<text:span text:style-name="T1">myName</text:span>.structure<text:line-break/></text:p>
            </text:list-item>
          </text:list>
        </text:list-item>
        <text:list-item>
          <text:p text:style-name="P1">in <text:span text:style-name="T1">de.akra.idocit.myName.services</text:span><text:span text:style-name="T2"> die Klasse </text:span><text:span text:style-name="T1">MyNameParser</text:span><text:span text:style-name="T2"> erstellen, die das Interface </text:span><text:span text:style-name="T1">de.akra.idocit.extensions.Parser</text:span><text:span text:style-name="T2"> implementiert</text:span></text:p>
        </text:list-item>
        <text:list-item>
          <text:p text:style-name="P1"><text:span text:style-name="T2">in <text:s/></text:span><text:span text:style-name="T1">MyNameParser...</text:span></text:p>
          <text:list>
            <text:list-item>
              <text:p text:style-name="P1">String-Konstante SUPPORTED_TYPE erstellen und Dateiendung der Programmiersprache zuweisen.</text:p>
            </text:list-item>
            <text:list-item>
              <text:p text:style-name="P1">Delimiter Objekt als Konstante erstellen und im Kontruktur mit den Trennzeichen für die Programmiersprache initialisieren</text:p>
            </text:list-item>
            <text:list-item>
              <text:p text:style-name="P1">Die einfachen Methoden implementieren<text:line-break/></text:p>
            </text:list-item>
          </text:list>
        </text:list-item>
        <text:list-item>
          <text:p text:style-name="P1">plugin.xml in Projektordner erstellen (kopieren aus WSDL Projekt)</text:p>
        </text:list-item>
        <text:list-item>
          <text:p text:style-name="P1">in plugin.xml...</text:p>
          <text:list>
            <text:list-item>
              <text:p text:style-name="P1">das Projekt <text:span text:style-name="T1">de.akra.idocit</text:span> als „Dependency“ hinzufügen</text:p>
            </text:list-item>
            <text:list-item>
              <text:p text:style-name="P1"><text:span text:style-name="T2">unter „Extensions“ den Extension Point </text:span><text:span text:style-name="T1">de.akra.idocit.extensions.Parser</text:span><text:span text:style-name="T2"> hinzufügen und </text:span><text:span text:style-name="T1">de.akra.idocit.myName.services.MyNameParser</text:span><text:span text:style-name="T2"> als Extension zuweisen (Rechtsklick → New → client)<text:line-break/></text:span></text:p>
            </text:list-item>
          </text:list>
        </text:list-item>
        <text:list-item>
          <text:p text:style-name="P1"><text:span text:style-name="T2">in </text:span><text:span text:style-name="T1">de.akra.idocit.myName.structure</text:span><text:span text:style-name="T2"> folgende Klassen erstellen und nötige Methoden implementieren:</text:span></text:p>
          <text:list>
            <text:list-item>
              <text:p text:style-name="P1"><text:span text:style-name="T1">MyNameInterfaceArtifact</text:span><text:span text:style-name="T2"> extends </text:span><text:span text:style-name="T1">de.akra.idoci.structure.InterfaceArtifact</text:span></text:p>
            </text:list-item>
            <text:list-item>
              <text:p text:style-name="P1"><text:span text:style-name="T1">MyNameInterface</text:span><text:span text:style-name="T2"> extends </text:span><text:span text:style-name="T1">de.akra.idoci.structure.Interface</text:span></text:p>
            </text:list-item>
            <text:list-item>
              <text:p text:style-name="P1"><text:span text:style-name="T1">MyNameOperation</text:span><text:span text:style-name="T2"> extends </text:span><text:span text:style-name="T1">de.akra.idoci.structure.Operation</text:span></text:p>
            </text:list-item>
            <text:list-item>
              <text:p text:style-name="P1"><text:span text:style-name="T1">MyNameParameters</text:span><text:span text:style-name="T2"> extends </text:span><text:span text:style-name="T1">de.akra.idoci.structure.Parameters</text:span></text:p>
            </text:list-item>
            <text:list-item>
              <text:p text:style-name="P1"><text:span text:style-name="T1">MyNameParameter</text:span><text:span text:style-name="T2"> extends </text:span><text:span text:style-name="T1">de.akra.idoci.structure.Parameter<text:line-break/></text:span></text:p>
            </text:list-item>
          </text:list>
        </text:list-item>
        <text:list-item>
          <text:p text:style-name="P1"><text:span text:style-name="T2">das Projekt zu SVN hinzufügen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List_20_2_20_End" style:display-name="List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rk Meier-Eickhoff</meta:initial-creator>
    <meta:creation-date>2010-12-02T12:16:24.15</meta:creation-date>
    <dc:date>2010-12-02T16:45:47.53</dc:date>
    <dc:creator>Dirk Meier-Eickhoff</dc:creator>
    <meta:editing-duration>PT00H58M53S</meta:editing-duration>
    <meta:editing-cycles>24</meta:editing-cycles>
    <meta:generator>OpenOffice.org/3.2$Win32 OpenOffice.org_project/320m18$Build-9502</meta:generator>
    <meta:document-statistic meta:table-count="0" meta:image-count="0" meta:object-count="0" meta:page-count="1" meta:paragraph-count="23" meta:word-count="171" meta:character-count="1536"/>
  </office:meta>
</office:document-meta>
</file>